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LinkElementImpl.setTarget(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LinkElementImpl.getMedi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LinkElementImpl.setDisabled( boolea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LinkElementImpl.setMedia( String medi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LinkElementImpl.getR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LinkElementImpl.setRev( String re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LinkElementImpl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LinkElementImpl.setHref( String h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LinkElementImpl.HTMLLink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LinkElementImpl.setRel( String r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LinkElementImpl.ge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LinkElement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LinkElementImpl.setHreflang( String href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LinkElementImpl.setCharset( String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LinkElementImpl.getH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LinkElementImpl.get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LinkElementImpl.getHrefla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LinkElementImpl.getRe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LinkElementImpl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